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71cm"/>
    </style:style>
    <style:style style:name="co3" style:family="table-column">
      <style:table-column-properties fo:break-before="auto" style:column-width="9.379cm"/>
    </style:style>
    <style:style style:name="co4" style:family="table-column">
      <style:table-column-properties fo:break-before="auto" style:column-width="4.745cm"/>
    </style:style>
    <style:style style:name="co5" style:family="table-column">
      <style:table-column-properties fo:break-before="auto" style:column-width="5.43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7.213cm" fo:break-before="auto" style:use-optimal-row-height="true"/>
    </style:style>
    <style:style style:name="ro9" style:family="table-row">
      <style:table-row-properties style:row-height="2.579cm" fo:break-before="auto" style:use-optimal-row-height="true"/>
    </style:style>
    <style:style style:name="ro10" style:family="table-row">
      <style:table-row-properties style:row-height="4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-</number:text>
      <number:month/>
      <number:text>-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0"/>
    <style:style style:name="ce4" style:family="table-cell" style:parent-style-name="Default" style:data-style-name="N30">
      <style:text-properties fo:font-weight="bold" style:font-weight-asian="bold" style:font-weight-complex="bold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2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76"/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Weeknr 48" table:style-name="ta1" table:print="false">
        <table:table-column table:style-name="co1" table:default-cell-style-name="Default"/>
        <table:table-row table:style-name="ro1">
          <table:table-cell>
            <draw:frame table:end-cell-address="'Weeknr 48'.J31" table:end-x="1.421cm" table:end-y="0.237cm" draw:z-index="0" draw:style-name="gr1" svg:width="21.744cm" svg:height="13.785cm" svg:x="0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Weeknr 49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table:style-name="ce1" office:value-type="string">
            <text:p>Logboek</text:p>
          </table:table-cell>
          <table:table-cell/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1">
          <table:table-cell table:number-columns-repeated="2"/>
          <table:table-cell table:style-name="ce5" table:number-columns-repeated="2"/>
          <table:table-cell/>
          <table:table-cell table:style-name="ce2" office:value-type="string">
            <text:p>Mediadevelopment</text:p>
          </table:table-cell>
          <table:table-cell table:style-name="ce5"/>
          <table:table-cell/>
        </table:table-row>
        <table:table-row table:style-name="ro1">
          <table:table-cell office:value-type="string">
            <text:p>maandag</text:p>
          </table:table-cell>
          <table:table-cell office:value-type="date" office:date-value="2013-12-02">
            <text:p>2-12-13</text:p>
          </table:table-cell>
          <table:table-cell table:style-name="ce5" office:value-type="time" office:time-value="PT08H45M00S">
            <text:p>08:45</text:p>
          </table:table-cell>
          <table:table-cell table:style-name="ce5" office:value-type="time" office:time-value="PT09H30M00S">
            <text:p>09:30</text:p>
          </table:table-cell>
          <table:table-cell office:value-type="float" office:value="1">
            <text:p>1</text:p>
          </table:table-cell>
          <table:table-cell office:value-type="string">
            <text:p>We hebben de draw methode gemaakt en zijn bezig met de StartScene, HelpScene, PlayScene.</text:p>
          </table:table-cell>
          <table:table-cell table:style-name="ce5" table:formula="of:=[.D8]-[.C8]" office:value-type="time" office:time-value="PT00H45M00S">
            <text:p>00:45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time" office:time-value="PT09H31M00S">
            <text:p>09:31</text:p>
          </table:table-cell>
          <table:table-cell table:style-name="ce5" office:value-type="time" office:time-value="PT09H45M00S">
            <text:p>09:45</text:p>
          </table:table-cell>
          <table:table-cell office:value-type="float" office:value="2">
            <text:p>2</text:p>
          </table:table-cell>
          <table:table-cell office:value-type="string">
            <text:p>We hebben de PlayScene en HelpScene gemaakt</text:p>
          </table:table-cell>
          <table:table-cell table:style-name="ce5" table:formula="of:=[.D9]-[.C9]" office:value-type="time" office:time-value="PT00H14M00S">
            <text:p>00:14</text:p>
          </table:table-cell>
          <table:table-cell/>
        </table:table-row>
        <table:table-row table:style-name="ro1">
          <table:table-cell/>
          <table:table-cell office:value-type="string">
            <text:p><text:s/></text:p>
          </table:table-cell>
          <table:table-cell table:style-name="ce5" office:value-type="time" office:time-value="PT09H46M00S">
            <text:p>09:46</text:p>
          </table:table-cell>
          <table:table-cell table:style-name="ce5" office:value-type="time" office:time-value="PT10H00M00S">
            <text:p>10:00</text:p>
          </table:table-cell>
          <table:table-cell office:value-type="float" office:value="3">
            <text:p>3</text:p>
          </table:table-cell>
          <table:table-cell office:value-type="string">
            <text:p>aan alle update en draw methoden van de gamestate classes het argument gameTime meegeven</text:p>
          </table:table-cell>
          <table:table-cell table:style-name="ce5" table:formula="of:=[.D10]-[.C10]" office:value-type="time" office:time-value="PT00H14M00S">
            <text:p>00:14</text:p>
          </table:table-cell>
          <table:table-cell/>
        </table:table-row>
        <table:table-row table:style-name="ro1">
          <table:table-cell/>
          <table:table-cell office:value-type="string">
            <text:p><text:s/></text:p>
          </table:table-cell>
          <table:table-cell table:style-name="ce5" office:value-type="time" office:time-value="PT10H30M00S">
            <text:p>10:30</text:p>
          </table:table-cell>
          <table:table-cell table:style-name="ce5" office:value-type="time" office:time-value="PT10H55M00S">
            <text:p>10:55</text:p>
          </table:table-cell>
          <table:table-cell office:value-type="float" office:value="4">
            <text:p>4</text:p>
          </table:table-cell>
          <table:table-cell office:value-type="string">
            <text:p>We hebben net de intervase gedaan. Istate</text:p>
          </table:table-cell>
          <table:table-cell table:style-name="ce5" table:formula="of:=[.D11]-[.C11]" office:value-type="time" office:time-value="PT00H25M00S">
            <text:p>00:25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time" office:time-value="PT10H56M00S">
            <text:p>10:56</text:p>
          </table:table-cell>
          <table:table-cell table:style-name="ce5" office:value-type="time" office:time-value="PT11H10M00S">
            <text:p>11:10</text:p>
          </table:table-cell>
          <table:table-cell office:value-type="float" office:value="5">
            <text:p>5</text:p>
          </table:table-cell>
          <table:table-cell office:value-type="string">
            <text:p>We hebben een get en setter gemaakt van de iState</text:p>
          </table:table-cell>
          <table:table-cell table:style-name="ce5" table:formula="of:=[.D12]-[.C12]" office:value-type="time" office:time-value="PT00H14M00S">
            <text:p>00:14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time" office:time-value="PT11H11M00S">
            <text:p>11:11</text:p>
          </table:table-cell>
          <table:table-cell table:style-name="ce5" office:value-type="time" office:time-value="PT11H20M00S">
            <text:p>11:20</text:p>
          </table:table-cell>
          <table:table-cell office:value-type="float" office:value="6">
            <text:p>6</text:p>
          </table:table-cell>
          <table:table-cell office:value-type="string">
            <text:p>Properties gemaakt Setters en getters</text:p>
          </table:table-cell>
          <table:table-cell table:style-name="ce5" table:formula="of:=[.D13]-[.C13]" office:value-type="time" office:time-value="PT00H09M00S">
            <text:p>00:09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time" office:time-value="PT11H21M00S">
            <text:p>11:21</text:p>
          </table:table-cell>
          <table:table-cell table:style-name="ce5" office:value-type="time" office:time-value="PT11H50M00S">
            <text:p>11:50</text:p>
          </table:table-cell>
          <table:table-cell office:value-type="float" office:value="7">
            <text:p>7</text:p>
          </table:table-cell>
          <table:table-cell office:value-type="string">
            <text:p>Nieuwe class aangemaakt Input</text:p>
          </table:table-cell>
          <table:table-cell table:style-name="ce5" table:formula="of:=[.D14]-[.C14]" office:value-type="time" office:time-value="PT00H29M00S">
            <text:p>00:29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time" office:time-value="PT11H51M00S">
            <text:p>11:51</text:p>
          </table:table-cell>
          <table:table-cell table:style-name="ce5" office:value-type="time" office:time-value="PT12H30M00S">
            <text:p>12:30</text:p>
          </table:table-cell>
          <table:table-cell office:value-type="float" office:value="8">
            <text:p>8</text:p>
          </table:table-cell>
          <table:table-cell office:value-type="string">
            <text:p>static input class gemaakt. Method EdgeDetectKeyDown</text:p>
          </table:table-cell>
          <table:table-cell table:style-name="ce5" table:formula="of:=[.D15]-[.C15]" office:value-type="time" office:time-value="PT00H39M00S">
            <text:p>00:39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/>
          <table:table-cell table:style-name="ce5" office:value-type="time" office:time-value="PT13H30M00S">
            <text:p>13:30</text:p>
          </table:table-cell>
          <table:table-cell table:style-name="ce5" office:value-type="time" office:time-value="PT14H00M00S">
            <text:p>14:00</text:p>
          </table:table-cell>
          <table:table-cell office:value-type="float" office:value="9">
            <text:p>9</text:p>
          </table:table-cell>
          <table:table-cell office:value-type="string">
            <text:p>de input gemaakt</text:p>
          </table:table-cell>
          <table:table-cell table:style-name="ce5" table:formula="of:=[.D16]-[.C16]" office:value-type="time" office:time-value="PT00H30M00S">
            <text:p>00:3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0">
            <text:p>10</text:p>
          </table:table-cell>
          <table:table-cell/>
          <table:table-cell table:style-name="ce5" table:formula="of:=[.D17]-[.C17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1">
            <text:p>11</text:p>
          </table:table-cell>
          <table:table-cell/>
          <table:table-cell table:style-name="ce5" table:formula="of:=[.D18]-[.C18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2">
            <text:p>12</text:p>
          </table:table-cell>
          <table:table-cell/>
          <table:table-cell table:style-name="ce5" table:formula="of:=[.D19]-[.C19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3">
            <text:p>13</text:p>
          </table:table-cell>
          <table:table-cell/>
          <table:table-cell table:style-name="ce5" table:formula="of:=[.D20]-[.C20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4">
            <text:p>14</text:p>
          </table:table-cell>
          <table:table-cell table:style-name="ce2"/>
          <table:table-cell table:style-name="ce5" table:formula="of:=[.D21]-[.C21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/>
          <table:table-cell table:style-name="ce2" office:value-type="string">
            <text:p>Gamedevelopment</text:p>
          </table:table-cell>
          <table:table-cell table:style-name="ce5" table:formula="of:=[.D22]-[.C22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0">
            <text:p>10</text:p>
          </table:table-cell>
          <table:table-cell/>
          <table:table-cell table:style-name="ce5" table:formula="of:=[.D23]-[.C23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1">
            <text:p>11</text:p>
          </table:table-cell>
          <table:table-cell/>
          <table:table-cell table:style-name="ce5" table:formula="of:=[.D24]-[.C24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2">
            <text:p>12</text:p>
          </table:table-cell>
          <table:table-cell/>
          <table:table-cell table:style-name="ce5" table:formula="of:=[.D25]-[.C2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3">
            <text:p>13</text:p>
          </table:table-cell>
          <table:table-cell/>
          <table:table-cell table:style-name="ce5" table:formula="of:=[.D26]-[.C2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4">
            <text:p>14</text:p>
          </table:table-cell>
          <table:table-cell/>
          <table:table-cell table:style-name="ce5" table:formula="of:=[.D27]-[.C27]" office:value-type="time" office:time-value="PT00H00M00S">
            <text:p>00:0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5" table:number-columns-repeated="2"/>
          <table:table-cell/>
          <table:table-cell table:style-name="ce2"/>
          <table:table-cell table:style-name="ce5"/>
          <table:table-cell/>
        </table:table-row>
        <table:table-row table:style-name="ro1">
          <table:table-cell table:number-columns-repeated="2"/>
          <table:table-cell table:style-name="ce5" table:number-columns-repeated="2"/>
          <table:table-cell/>
          <table:table-cell table:style-name="ce2" office:value-type="string">
            <text:p>Totaal</text:p>
          </table:table-cell>
          <table:table-cell table:style-name="ce5" table:formula="of:=SUM([.G8:.G27])" office:value-type="time" office:time-value="PT03H39M00S">
            <text:p>03:39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oets 1 gamescenes" table:style-name="ta1" table:print="false"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ce12"/>
        <table:table-column table:style-name="co1" table:default-cell-style-name="ce10"/>
        <table:table-column table:style-name="co3" table:default-cell-style-name="ce14"/>
        <table:table-column table:style-name="co4" table:default-cell-style-name="ce12"/>
        <table:table-row table:style-name="ro3">
          <table:table-cell table:style-name="ce7" office:value-type="string">
            <text:p>Logboek</text:p>
          </table:table-cell>
          <table:table-cell table:style-name="Default" table:number-columns-repeated="6"/>
        </table:table-row>
        <table:table-row table:style-name="ro4">
          <table:table-cell table:style-name="ce8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5"/>
        </table:table-row>
        <table:table-row table:style-name="ro1">
          <table:table-cell table:style-name="ce8" office:value-type="string">
            <text:p>naam:</text:p>
          </table:table-cell>
          <table:table-cell table:style-name="Default" office:value-type="string">
            <text:p>Arjan de Ruijter</text:p>
          </table:table-cell>
          <table:table-cell table:style-name="Default" table:number-columns-repeated="5"/>
        </table:table-row>
        <table:table-row table:style-name="ro5">
          <table:table-cell table:style-name="ce8" office:value-type="string">
            <text:p>afdeling:</text:p>
          </table:table-cell>
          <table:table-cell table:style-name="Default" office:value-type="string">
            <text:p>AM1A</text:p>
          </table:table-cell>
          <table:table-cell table:style-name="Default" table:number-columns-repeated="3"/>
          <table:table-cell table:style-name="ce13" office:value-type="string">
            <text:p>Toets 1 GameScenes</text:p>
          </table:table-cell>
          <table:table-cell table:style-name="Default"/>
        </table:table-row>
        <table:table-row table:style-name="ro1">
          <table:table-cell table:style-name="Default" table:number-columns-repeated="7"/>
        </table:table-row>
        <table:table-row table:style-name="ro4">
          <table:table-cell table:style-name="ce9" office:value-type="string">
            <text:p>dag</text:p>
          </table:table-cell>
          <table:table-cell table:style-name="ce9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9" office:value-type="string">
            <text:p>eindtijd</text:p>
          </table:table-cell>
          <table:table-cell table:style-name="ce9" office:value-type="string">
            <text:p>id</text:p>
          </table:table-cell>
          <table:table-cell table:style-name="ce9" office:value-type="string">
            <text:p>activiteiten</text:p>
          </table:table-cell>
          <table:table-cell table:style-name="ce9" office:value-type="string">
            <text:p>totaal</text:p>
          </table:table-cell>
        </table:table-row>
        <table:table-row table:style-name="ro6">
          <table:table-cell office:value-type="string">
            <text:p>maandag</text:p>
          </table:table-cell>
          <table:table-cell office:value-type="float" office:value="41624">
            <text:p>16 december 2013</text:p>
          </table:table-cell>
          <table:table-cell office:value-type="float" office:value="0.583333333333333">
            <text:p>14:00</text:p>
          </table:table-cell>
          <table:table-cell office:value-type="float" office:value="0.584722222222222">
            <text:p>14:02</text:p>
          </table:table-cell>
          <table:table-cell office:value-type="float" office:value="1">
            <text:p>1</text:p>
          </table:table-cell>
          <table:table-cell office:value-type="string">
            <text:p>Maak een mapje in de solutionexplorer genaamd QuitScene</text:p>
          </table:table-cell>
          <table:table-cell table:formula="of:=[.D7]-[.C7]" office:value-type="float" office:value="0.00138888888888888">
            <text:p>0:02</text:p>
          </table:table-cell>
        </table:table-row>
        <table:table-row table:style-name="ro4">
          <table:table-cell table:number-columns-repeated="2"/>
          <table:table-cell office:value-type="float" office:value="0.584722222222222">
            <text:p>14:02</text:p>
          </table:table-cell>
          <table:table-cell office:value-type="float" office:value="0.585416666666667">
            <text:p>14:03</text:p>
          </table:table-cell>
          <table:table-cell office:value-type="float" office:value="2">
            <text:p>2</text:p>
          </table:table-cell>
          <table:table-cell office:value-type="string">
            <text:p>Maak een class QuitScene in de QuitScene map</text:p>
          </table:table-cell>
          <table:table-cell table:formula="of:=[.D8]-[.C8]" office:value-type="float" office:value="0.000694444444444442">
            <text:p>0:01</text:p>
          </table:table-cell>
        </table:table-row>
        <table:table-row table:style-name="ro4">
          <table:table-cell table:number-columns-repeated="2"/>
          <table:table-cell office:value-type="float" office:value="0.586111111111111">
            <text:p>14:04</text:p>
          </table:table-cell>
          <table:table-cell office:value-type="float" office:value="0.586805555555556">
            <text:p>14:05</text:p>
          </table:table-cell>
          <table:table-cell office:value-type="float" office:value="3">
            <text:p>3</text:p>
          </table:table-cell>
          <table:table-cell office:value-type="string">
            <text:p>Pas de usings aan en maak de QuitScene class public</text:p>
          </table:table-cell>
          <table:table-cell table:formula="of:=[.D9]-[.C9]" office:value-type="float" office:value="0.000694444444444442">
            <text:p>0:01</text:p>
          </table:table-cell>
        </table:table-row>
        <table:table-row table:style-name="ro4">
          <table:table-cell table:number-columns-repeated="2"/>
          <table:table-cell office:value-type="float" office:value="0.5875">
            <text:p>14:06</text:p>
          </table:table-cell>
          <table:table-cell office:value-type="float" office:value="0.588194444444444">
            <text:p>14:07</text:p>
          </table:table-cell>
          <table:table-cell office:value-type="float" office:value="4">
            <text:p>4</text:p>
          </table:table-cell>
          <table:table-cell office:value-type="string">
            <text:p>Laat de class de interface implementeren IState </text:p>
          </table:table-cell>
          <table:table-cell table:formula="of:=[.D10]-[.C10]" office:value-type="float" office:value="0.000694444444444442">
            <text:p>0:01</text:p>
          </table:table-cell>
        </table:table-row>
        <table:table-row table:style-name="ro6">
          <table:table-cell table:number-columns-repeated="2"/>
          <table:table-cell office:value-type="float" office:value="0.588888888888889">
            <text:p>14:08</text:p>
          </table:table-cell>
          <table:table-cell office:value-type="float" office:value="0.589583333333333">
            <text:p>14:09</text:p>
          </table:table-cell>
          <table:table-cell office:value-type="float" office:value="5">
            <text:p>5</text:p>
          </table:table-cell>
          <table:table-cell office:value-type="string">
            <text:p>Kopieer de inhoud van de PlayScene class naar de QuitScene class en verander de naam van de constructor</text:p>
          </table:table-cell>
          <table:table-cell table:formula="of:=[.D11]-[.C11]" office:value-type="float" office:value="0.000694444444444442">
            <text:p>0:01</text:p>
          </table:table-cell>
        </table:table-row>
        <table:table-row table:style-name="ro7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 office:value-type="string">
            <text:p>Maak een commit met naam: Toets1 commit 1</text:p>
          </table:table-cell>
          <table:table-cell table:formula="of:=[.D12]-[.C12]" office:value-type="float" office:value="0">
            <text:p>0:00</text:p>
          </table:table-cell>
        </table:table-row>
        <table:table-row table:style-name="ro8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 office:value-type="string">
            <text:p>Maak een field QuitScene van het type QuitScene en vergeet niet de namespace te controleren waar de QuitScene in staat. Kijk of dit ook de naam PyramidPanic draagt</text:p>
          </table:table-cell>
          <table:table-cell table:formula="of:=[.D13]-[.C13]" office:value-type="float" office:value="0">
            <text:p>0:00</text:p>
          </table:table-cell>
        </table:table-row>
        <table:table-row table:style-name="ro9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 office:value-type="string">
            <text:p>Maak een property voor het QuitScene field (een getter)</text:p>
          </table:table-cell>
          <table:table-cell table:formula="of:=[.D14]-[.C14]" office:value-type="float" office:value="0">
            <text:p>0:00</text:p>
          </table:table-cell>
        </table:table-row>
        <table:table-row table:style-name="ro10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 office:value-type="string">
            <text:p>Maak een nieuw object van de class QuitScene aan in de LoadContent() method van de PyramidPanic class</text:p>
          </table:table-cell>
          <table:table-cell table:formula="of:=[.D15]-[.C15]" office:value-type="float" office:value="0">
            <text:p>0:00</text:p>
          </table:table-cell>
        </table:table-row>
        <table:table-row table:style-name="ro10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 office:value-type="string">
            <text:p>Zorg dat je zowel met het toetsenbord als met de muis via de knoppen naar <text:s/>QuitScene kunt gaan</text:p>
          </table:table-cell>
          <table:table-cell table:formula="of:=[.D16]-[.C16]" office:value-type="float" office:value="0">
            <text:p>0:00</text:p>
          </table:table-cell>
        </table:table-row>
        <table:table-row table:style-name="ro7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 office:value-type="string">
            <text:p>Maak een commit met naam: Toets1 commit 2</text:p>
          </table:table-cell>
          <table:table-cell table:formula="of:=[.D17]-[.C17]" office:value-type="float" office:value="0">
            <text:p>0:00</text:p>
          </table:table-cell>
        </table:table-row>
        <table:table-row table:style-name="ro4">
          <table:table-cell table:number-columns-repeated="5"/>
          <table:table-cell table:style-name="ce15" office:value-type="string">
            <text:p>totaal</text:p>
          </table:table-cell>
          <table:table-cell table:formula="of:=SUM([.G7:.G16])" office:value-type="float" office:value="0.00416666666666665">
            <text:p>0:06</text:p>
          </table:table-cell>
        </table:table-row>
      </table:table>
      <table:table table:name="Weeknr 50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5"/>
        <table:table-column table:style-name="co1" table:default-cell-style-name="Default"/>
        <table:table-column table:style-name="co5" table:default-cell-style-name="Default"/>
        <table:table-column table:style-name="co1" table:default-cell-style-name="ce5"/>
        <table:table-column table:style-name="co1" table:default-cell-style-name="Default"/>
        <table:table-row table:style-name="ro2">
          <table:table-cell table:style-name="ce1" office:value-type="string">
            <text:p>Logboek</text:p>
          </table:table-cell>
          <table:table-cell table:number-columns-repeated="7"/>
        </table:table-row>
        <table:table-row table:style-name="ro1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6"/>
        </table:table-row>
        <table:table-row table:style-name="ro1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number-columns-repeated="6"/>
        </table:table-row>
        <table:table-row table:style-name="ro1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1">
          <table:table-cell table:number-columns-repeated="5"/>
          <table:table-cell table:style-name="ce2" office:value-type="string">
            <text:p>Mediadevelopment</text:p>
          </table:table-cell>
          <table:table-cell table:number-columns-repeated="2"/>
        </table:table-row>
        <table:table-row table:style-name="ro1">
          <table:table-cell office:value-type="string">
            <text:p>maandag</text:p>
          </table:table-cell>
          <table:table-cell office:value-type="date" office:date-value="2013-12-09">
            <text:p>9-12-13</text:p>
          </table:table-cell>
          <table:table-cell office:value-type="time" office:time-value="PT08H50M00S">
            <text:p>08:50</text:p>
          </table:table-cell>
          <table:table-cell office:value-type="time" office:time-value="PT09H15M00S">
            <text:p>09:15</text:p>
          </table:table-cell>
          <table:table-cell office:value-type="float" office:value="1">
            <text:p>1</text:p>
          </table:table-cell>
          <table:table-cell office:value-type="string">
            <text:p>Maak een nieuwe map genaamd HelperClass en maak daarin een class genaamd Image</text:p>
          </table:table-cell>
          <table:table-cell table:formula="of:=[.D8]-[.C8]" office:value-type="time" office:time-value="PT00H25M00S">
            <text:p>00:25</text:p>
          </table:table-cell>
          <table:table-cell/>
        </table:table-row>
        <table:table-row table:style-name="ro1">
          <table:table-cell table:number-columns-repeated="2"/>
          <table:table-cell office:value-type="time" office:time-value="PT09H20M00S">
            <text:p>09:20</text:p>
          </table:table-cell>
          <table:table-cell office:value-type="time" office:time-value="PT09H30M00S">
            <text:p>09:30</text:p>
          </table:table-cell>
          <table:table-cell office:value-type="float" office:value="2">
            <text:p>2</text:p>
          </table:table-cell>
          <table:table-cell office:value-type="string">
            <text:p>maak een instantie van de Image class genaamd background en maak nog een instantie van de class genaamd title</text:p>
          </table:table-cell>
          <table:table-cell table:formula="of:=[.D9]-[.C9]" office:value-type="time" office:time-value="PT00H10M00S">
            <text:p>00:10</text:p>
          </table:table-cell>
          <table:table-cell/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time" office:time-value="PT09H31M00S">
            <text:p>09:31</text:p>
          </table:table-cell>
          <table:table-cell office:value-type="time" office:time-value="PT09H35M00S">
            <text:p>09:35</text:p>
          </table:table-cell>
          <table:table-cell office:value-type="float" office:value="3">
            <text:p>3</text:p>
          </table:table-cell>
          <table:table-cell office:value-type="string">
            <text:p>in de startscene class roept de constructor de initialize method aan en deze roept weer op zijn beurt de loadcontent method aan</text:p>
          </table:table-cell>
          <table:table-cell table:formula="of:=[.D10]-[.C10]" office:value-type="time" office:time-value="PT00H04M00S">
            <text:p>00:04</text:p>
          </table:table-cell>
          <table:table-cell/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4">
            <text:p>4</text:p>
          </table:table-cell>
          <table:table-cell office:value-type="string">
            <text:p>De image constructor krijgt als argument mee: PyramidPanic game, String pathNameAsset, vector2 position</text:p>
          </table:table-cell>
          <table:table-cell table:formula="of:=[.D11]-[.C11]" office:value-type="time" office:time-value="PT00H14M00S">
            <text:p>00:14</text:p>
          </table:table-cell>
          <table:table-cell/>
        </table:table-row>
        <table:table-row table:style-name="ro1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10H00M00S">
            <text:p>10:00</text:p>
          </table:table-cell>
          <table:table-cell office:value-type="float" office:value="5">
            <text:p>5</text:p>
          </table:table-cell>
          <table:table-cell office:value-type="string">
            <text:p>in de constructor van de image class een instantie gemaakt van de texture en de rectangle</text:p>
          </table:table-cell>
          <table:table-cell table:formula="of:=[.D12]-[.C12]" office:value-type="time" office:time-value="PT00H09M00S">
            <text:p>00:09</text:p>
          </table:table-cell>
          <table:table-cell/>
        </table:table-row>
        <table:table-row table:style-name="ro1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5M00S">
            <text:p>11:15</text:p>
          </table:table-cell>
          <table:table-cell office:value-type="float" office:value="6">
            <text:p>6</text:p>
          </table:table-cell>
          <table:table-cell office:value-type="string">
            <text:p>We hebben button aangemaakt bij de game</text:p>
          </table:table-cell>
          <table:table-cell table:formula="of:=[.D13]-[.C13]" office:value-type="time" office:time-value="PT00H45M00S">
            <text:p>00:45</text:p>
          </table:table-cell>
          <table:table-cell/>
        </table:table-row>
        <table:table-row table:style-name="ro1">
          <table:table-cell table:number-columns-repeated="2"/>
          <table:table-cell office:value-type="time" office:time-value="PT11H16M00S">
            <text:p>11:16</text:p>
          </table:table-cell>
          <table:table-cell office:value-type="time" office:time-value="PT12H15M00S">
            <text:p>12:15</text:p>
          </table:table-cell>
          <table:table-cell office:value-type="float" office:value="7">
            <text:p>7</text:p>
          </table:table-cell>
          <table:table-cell office:value-type="string">
            <text:p>we hebben een switch case gemaakt.</text:p>
          </table:table-cell>
          <table:table-cell table:formula="of:=[.D14]-[.C14]" office:value-type="time" office:time-value="PT00H59M00S">
            <text:p>00:59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 office:value-type="string">
            <text:p>we hebben een enumration gemaakt Buttons. Deze enum bevat de waarde start, load, scores, help, quit. We hebben een variabele gemaakt met de naam button Active</text:p>
          </table:table-cell>
          <table:table-cell table:formula="of:=[.D15]-[.C1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 office:value-type="string">
            <text:p>roep de Update methode aan van het enum object</text:p>
          </table:table-cell>
          <table:table-cell table:formula="of:=[.D16]-[.C1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office:value-type="time" office:time-value="PT13H50M00S">
            <text:p>13:50</text:p>
          </table:table-cell>
          <table:table-cell office:value-type="time" office:time-value="PT14H20M00S">
            <text:p>14:20</text:p>
          </table:table-cell>
          <table:table-cell office:value-type="float" office:value="10">
            <text:p>10</text:p>
          </table:table-cell>
          <table:table-cell office:value-type="string">
            <text:p>aan de buttons verder gewerkt</text:p>
          </table:table-cell>
          <table:table-cell table:formula="of:=[.D17]-[.C17]" office:value-type="time" office:time-value="PT00H30M00S">
            <text:p>00:3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/>
          <table:table-cell table:style-name="ce2" office:value-type="string">
            <text:p>Gamedevelopment</text:p>
          </table:table-cell>
          <table:table-cell table:formula="of:=[.D22]-[.C22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3]-[.C23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4]-[.C24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5]-[.C2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6]-[.C2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7]-[.C27]" office:value-type="time" office:time-value="PT00H00M00S">
            <text:p>00:00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3H16M00S">
            <text:p>03:16</text:p>
          </table:table-cell>
          <table:table-cell/>
        </table:table-row>
      </table:table>
      <table:table table:name="totaal" table:style-name="ta1" table:print="false">
        <table:table-column table:style-name="co1" table:number-columns-repeated="3" table:default-cell-style-name="Default"/>
        <table:table-row table:style-name="ro2">
          <table:table-cell table:style-name="ce1" office:value-type="string">
            <text:p>Logboek</text:p>
          </table:table-cell>
          <table:table-cell table:style-name="ce16"/>
          <table:table-cell table:style-name="ce5"/>
        </table:table-row>
        <table:table-row table:style-name="ro1">
          <table:table-cell table:style-name="ce2" office:value-type="string">
            <text:p>project:</text:p>
          </table:table-cell>
          <table:table-cell table:style-name="ce16" office:value-type="string">
            <text:p>Arcade game en jumbo website</text:p>
          </table:table-cell>
          <table:table-cell table:style-name="ce5"/>
        </table:table-row>
        <table:table-row table:style-name="ro1">
          <table:table-cell table:style-name="ce2" office:value-type="string">
            <text:p>naam:</text:p>
          </table:table-cell>
          <table:table-cell table:style-name="ce16" office:value-type="string">
            <text:p>Roy Kuijper</text:p>
          </table:table-cell>
          <table:table-cell table:style-name="ce5"/>
        </table:table-row>
        <table:table-row table:style-name="ro1">
          <table:table-cell table:style-name="ce2" office:value-type="string">
            <text:p>afdeling:</text:p>
          </table:table-cell>
          <table:table-cell table:style-name="ce16" office:value-type="string">
            <text:p>AM1A</text:p>
          </table:table-cell>
          <table:table-cell table:style-name="ce5"/>
        </table:table-row>
        <table:table-row table:style-name="ro1">
          <table:table-cell table:number-columns-repeated="3"/>
        </table:table-row>
        <table:table-row table:style-name="ro4">
          <table:table-cell office:value-type="string">
            <text:p>Weeknr:</text:p>
          </table:table-cell>
          <table:table-cell office:value-type="string">
            <text:p>Aantal uren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taal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N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8P0" style:volatile="true">
      <number:text>€ </number:text>
      <number:number number:decimal-places="0" number:min-integer-digits="1" number:grouping="true"/>
      <number:text> </number:text>
    </number:number-style>
    <number:number-style style:name="N108">
      <number:text>(€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€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  <number:text> </number:text>
    </number:number-style>
    <number:number-style style:name="N110">
      <number:text>(€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€ </number:text>
      <number:number number:decimal-places="2" number:min-integer-digits="1" number:grouping="true"/>
      <number:text> </number:text>
    </number:number-style>
    <number:number-style style:name="N111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€ </number:text>
      <number:number number:decimal-places="0" number:min-integer-digits="1" number:grouping="true"/>
      <number:text> </number:text>
    </number:number-style>
    <number:number-style style:name="N117P1" style:volatile="true">
      <number:text> € (</number:text>
      <number:number number:decimal-places="0" number:min-integer-digits="1" number:grouping="true"/>
      <number:text>)</number:text>
    </number:number-style>
    <number:number-style style:name="N117P2" style:volatile="true">
      <number:text> €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 (</number:text>
      <number:number number:decimal-places="2" number:min-integer-digits="1" number:grouping="true"/>
      <number:text>)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number:number number:decimal-places="2" number:min-integer-digits="1" number:grouping="true"/>
      <number:text> </number:text>
    </number:number-style>
    <number:number-style style:name="N119P1" style:volatile="true">
      <number:text> € (</number:text>
      <number:number number:decimal-places="2" number:min-integer-digits="1" number:grouping="true"/>
      <number:text>)</number:text>
    </number:number-style>
    <number:number-style style:name="N119P2" style:volatile="true">
      <number:text> € 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24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25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125">
      <number:text-content/>
      <style:map style:condition="value()&gt;=0" style:apply-style-name="N125P0"/>
    </number:text-style>
    <number:time-style style:name="N126P0" style:volatile="true">
      <number:hours/>
      <number:text>:</number:text>
      <number:minutes number:style="long"/>
    </number:time-style>
    <number:text-style style:name="N126">
      <number:text-content/>
      <style:map style:condition="value()&gt;=0" style:apply-style-name="N126P0"/>
    </number:text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28">
      <number:text-content/>
      <style:map style:condition="value()&gt;=0" style:apply-style-name="N128P0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16-12-2013</text:date>, <text:time>14:09:0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 kuijper</meta:initial-creator>
    <meta:creation-date>2013-11-25T11:47:18.38</meta:creation-date>
    <dc:date>2013-12-16T14:09:04.50</dc:date>
    <dc:creator>roy kuijper</dc:creator>
    <meta:editing-duration>PT13H22M18S</meta:editing-duration>
    <meta:editing-cycles>9</meta:editing-cycles>
    <meta:generator>OpenOffice/4.0.1$Win32 OpenOffice.org_project/401m5$Build-9714</meta:generator>
    <meta:document-statistic meta:table-count="5" meta:cell-count="3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0.776cm"/>
    </style:style>
    <style:style style:name="co4" style:family="table-column">
      <style:table-column-properties fo:break-before="auto" style:column-width="6.242cm"/>
    </style:style>
    <style:style style:name="co5" style:family="table-column">
      <style:table-column-properties fo:break-before="auto" style:column-width="2.60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76">
      <style:text-properties fo:font-weight="bold" style:font-weight-asian="bold" style:font-weight-complex="bold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</office:automatic-styles>
  <office:body>
    <office:spreadsheet>
      <table:table table:name="Weeknr 46" table:style-name="ta1" table:print="false">
        <table:table-column table:style-name="co1" table:default-cell-style-name="Default"/>
        <table:table-column table:style-name="co2" table:default-cell-style-name="ce3"/>
        <table:table-column table:style-name="co1" table:number-columns-repeated="2" table:default-cell-style-name="ce5"/>
        <table:table-column table:style-name="co3" table:default-cell-style-name="Default"/>
        <table:table-column table:style-name="co4" table:default-cell-style-name="Default"/>
        <table:table-column table:style-name="co1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Logboek</text:p>
          </table:table-cell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6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number-columns-repeated="6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2">
          <table:table-cell table:number-columns-repeated="5"/>
          <table:table-cell table:style-name="ce2" office:value-type="string">
            <text:p>Mediadevelopment</text:p>
          </table:table-cell>
          <table:table-cell table:number-columns-repeated="2"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15M00S">
            <text:p>10:15</text:p>
          </table:table-cell>
          <table:table-cell office:value-type="float" office:value="1">
            <text:p>1</text:p>
          </table:table-cell>
          <table:table-cell office:value-type="string">
            <text:p>nieuwe repo (lokaal) gemaakt. Nieuw project aangemaakt. Nieuw extrere repo gemaakt op github. </text:p>
          </table:table-cell>
          <table:table-cell table:formula="of:=[.D8]-[.C8]" office:value-type="time" office:time-value="PT01H30M00S">
            <text:p>01:30</text:p>
          </table:table-cell>
          <table:table-cell/>
        </table:table-row>
        <table:table-row table:style-name="ro2">
          <table:table-cell office:value-type="string">
            <text:p>woensdag</text:p>
          </table:table-cell>
          <table:table-cell office:value-type="date" office:date-value="2013-11-13">
            <text:p>13 november 2013</text:p>
          </table:table-cell>
          <table:table-cell office:value-type="time" office:time-value="PT10H30M00S">
            <text:p>10:30</text:p>
          </table:table-cell>
          <table:table-cell office:value-type="time" office:time-value="PT11H46M00S">
            <text:p>11:46</text:p>
          </table:table-cell>
          <table:table-cell office:value-type="float" office:value="2">
            <text:p>2</text:p>
          </table:table-cell>
          <table:table-cell office:value-type="string">
            <text:p>project, logboek, assets pyramid8.exe</text:p>
          </table:table-cell>
          <table:table-cell table:formula="of:=[.D9]-[.C9]" office:value-type="time" office:time-value="PT01H16M00S">
            <text:p>01:16</text:p>
          </table:table-cell>
          <table:table-cell/>
        </table:table-row>
        <table:table-row table:style-name="ro2">
          <table:table-cell/>
          <table:table-cell office:value-type="string">
            <text:p><text:s/></text:p>
          </table:table-cell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klas veranderd PyramidPanic</text:p>
          </table:table-cell>
          <table:table-cell table:formula="of:=[.D10]-[.C10]" office:value-type="time" office:time-value="PT00H15M00S">
            <text:p>00:15</text:p>
          </table:table-cell>
          <table:table-cell/>
        </table:table-row>
        <table:table-row table:style-name="ro2">
          <table:table-cell/>
          <table:table-cell office:value-type="string">
            <text:p><text:s/></text:p>
          </table:table-cell>
          <table:table-cell office:value-type="time" office:time-value="PT12H02M00S">
            <text:p>12:02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de hoogte en breedte aangepast van het canvas en de veranderingen toegepast. </text:p>
          </table:table-cell>
          <table:table-cell table:formula="of:=[.D11]-[.C11]" office:value-type="time" office:time-value="PT00H14M00S">
            <text:p>00:14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7M00S">
            <text:p>12:27</text:p>
          </table:table-cell>
          <table:table-cell office:value-type="float" office:value="5">
            <text:p>5</text:p>
          </table:table-cell>
          <table:table-cell office:value-type="string">
            <text:p>icon veranderd</text:p>
          </table:table-cell>
          <table:table-cell table:formula="of:=[.D12]-[.C12]" office:value-type="time" office:time-value="PT00H10M00S">
            <text:p>00:10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2H30M00S">
            <text:p>12:30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het spel is nu te stoppen door indrukken van de escape-toets de achtergrondkleur is ook veranderd.</text:p>
          </table:table-cell>
          <table:table-cell table:formula="of:=[.D13]-[.C13]" office:value-type="time" office:time-value="PT00H10M00S">
            <text:p>00:10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 lokaal en naar exerne repo</text:p>
          </table:table-cell>
          <table:table-cell table:formula="of:=[.D14]-[.C14]" office:value-type="time" office:time-value="PT00H04M00S">
            <text:p>00:04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, playscene</text:p>
          </table:table-cell>
          <table:table-cell table:formula="of:=[.D15]-[.C15]" office:value-type="time" office:time-value="PT00H34M00S">
            <text:p>00:34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ste commit gemaakt code verzien van commetaar</text:p>
          </table:table-cell>
          <table:table-cell table:formula="of:=[.D16]-[.C16]" office:value-type="time" office:time-value="PT00H10M00S">
            <text:p>00:10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4H30M00S">
            <text:p>14:30</text:p>
          </table:table-cell>
          <table:table-cell office:value-type="time" office:time-value="PT14H37M00S">
            <text:p>14:37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-[.C17]" office:value-type="time" office:time-value="PT00H07M00S">
            <text:p>00:07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/>
          <table:table-cell table:style-name="ce2" office:value-type="string">
            <text:p>Gamedevelopment</text:p>
          </table:table-cell>
          <table:table-cell table:formula="of:=[.D22]-[.C22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3]-[.C23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4]-[.C24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5]-[.C25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6]-[.C26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7]-[.C27]" office:value-type="time" office:time-value="PT00H00M00S">
            <text:p>00:00</text:p>
          </table:table-cell>
          <table:table-cell/>
        </table:table-row>
        <table:table-row table:style-name="ro2" table:number-rows-repeated="2">
          <table:table-cell table:number-columns-repeated="5"/>
          <table:table-cell table:style-name="ce2"/>
          <table:table-cell table:number-columns-repeated="2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30M00S">
            <text:p>04:30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9-12-2013</text:date>, <text:time>14:47:2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